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4cm"/>
    </style:style>
    <style:style style:name="co3" style:family="table-column">
      <style:table-column-properties fo:break-before="auto" style:column-width="3.383cm"/>
    </style:style>
    <style:style style:name="co4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Segoe UI" style:font-name-complex="Tahoma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a6099" fo:font-size="18pt" style:font-size-asian="18pt" style:font-size-complex="18pt"/>
    </style:style>
    <style:style style:name="ce5" style:family="table-cell" style:parent-style-name="Default">
      <style:text-properties fo:color="#2a6099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a6099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1 - git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init</text:p>
          </table:table-cell>
        </table:table-row>
        <table:table-row table:style-name="ro1">
          <table:table-cell/>
          <table:table-cell office:value-type="string" calcext:value-type="string">
            <text:p>git add README.md</text:p>
          </table:table-cell>
        </table:table-row>
        <table:table-row table:style-name="ro1">
          <table:table-cell/>
          <table:table-cell office:value-type="string" calcext:value-type="string">
            <text:p>git statu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add 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commit -m "first commit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branch -M main</text:p>
          </table:table-cell>
        </table:table-row>
        <table:table-row table:style-name="ro1">
          <table:table-cell/>
          <table:table-cell office:value-type="string" calcext:value-type="string">
            <text:p>git remote add origin <text:a xlink:href="https://github.com/zootya/turisztikailatvanyossagok" xlink:type="simple">https://github.com/zootya/turisztikailatvanyossagok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push -u origin main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git clone </text:span><text:span text:style-name="T1"><text:a xlink:href="https://github.com/zootya/turisztikailatvanyossagok" xlink:type="simple">https://github.com/zootya/turisztikailatvanyossagok</text:a></text:span></text:p>
          </table:table-cell>
        </table:table-row>
      </table:table>
      <table:table table:name="02 - python django szerver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y -m venv 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ripts\activat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ip install djang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p install djangorestframewor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p install django-cors-heade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jango-admin startproject confi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n config backe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 backen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ip freeze &gt; ..\backend\requirements.tx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startapp turisztikailatvanyossagok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onfig&gt;setting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INSTALLED_APPS = [ 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’corsheaders', 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<text:s/>'rest-framework', 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<text:s/>’turisztikailatvanyossagok',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MIDDLEWARE = [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’corsheaders-middleware.CorsMiddleware’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CORS_ORIGIN_ALLOW_ALL = True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mig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 manage.py createsuperus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sername (leave blank to use 'home'): adm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mail addres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ssword: adm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ssword (again): adm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e password is too similar to the usernam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is password is too short. It must contain at least 8 character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is password is too commo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ypass password validation and create user anyway? [y/N]: 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peruser created successfully.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string" calcext:value-type="string">
            <text:p>::szerver tesztelé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 manage.py runserv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::Starting development server at http://127.0.0.1:8000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::Quit the server with CTRL-BREAK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:: böngészőb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27.0.0.1:8000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27.0.0.1:8000/admin</text:p>
          </table:table-cell>
          <table:table-cell table:number-columns-repeated="2"/>
        </table:table-row>
      </table:table>
      <table:table table:name="03 - docker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backend 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dockerigno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.dockerignor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fi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fi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ands.tx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mmands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build --tag django-turisztika 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/docker run --publish 8000:8000 python-django</text:p>
          </table:table-cell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run -d -v <text:a xlink:href="file:///d:/my" xlink:type="simple">d:\my</text:a>_work\aladar\2024-2025_14EC-1\backend_peter_miklos\_beadando_02\backend:/app --publish 8000:8000 django-turisztika</text:p>
          </table:table-cell>
        </table:table-row>
      </table:table>
      <table:table table:name="04 - model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urisztikailatvanyossagok → models.p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orszag</text:p>
          </table:table-cell>
          <table:table-cell/>
          <table:table-cell office:value-type="string" calcext:value-type="string">
            <text:p>varos</text:p>
          </table:table-cell>
          <table:table-cell/>
          <table:table-cell office:value-type="string" calcext:value-type="string">
            <text:p>latvanyossag</text:p>
          </table:table-cell>
          <table:table-cell/>
          <table:table-cell office:value-type="string" calcext:value-type="string">
            <text:p>ertekeles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orszag_megnevezes</text:p>
          </table:table-cell>
          <table:table-cell table:style-name="ce4" office:value-type="string" calcext:value-type="string">
            <text:p>←</text:p>
          </table:table-cell>
          <table:table-cell office:value-type="string" calcext:value-type="string">
            <text:p>varos_megnevezes</text:p>
          </table:table-cell>
          <table:table-cell table:style-name="ce6" office:value-type="string" calcext:value-type="string">
            <text:p>←</text:p>
          </table:table-cell>
          <table:table-cell office:value-type="string" calcext:value-type="string">
            <text:p>latvanyossag_megnevezes</text:p>
          </table:table-cell>
          <table:table-cell table:style-name="ce6" office:value-type="string" calcext:value-type="string">
            <text:p>←</text:p>
          </table:table-cell>
          <table:table-cell office:value-type="string" calcext:value-type="string">
            <text:p>ertekeles_pont</text:p>
          </table:table-cell>
          <table:table-cell/>
        </table:table-row>
        <table:table-row table:style-name="ro1">
          <table:table-cell table:number-columns-repeated="8"/>
          <table:table-cell table:style-name="ce5" office:value-type="string" calcext:value-type="string">
            <text:p>orszag_id</text:p>
          </table:table-cell>
          <table:table-cell/>
          <table:table-cell office:value-type="string" calcext:value-type="string">
            <text:p>latvanyossag_leirasa</text:p>
          </table:table-cell>
          <table:table-cell/>
          <table:table-cell office:value-type="string" calcext:value-type="string">
            <text:p>ertekeles_kitol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ertekeles_atlag</text:p>
          </table:table-cell>
          <table:table-cell/>
          <table:table-cell office:value-type="string" calcext:value-type="string">
            <text:p>ertekeles_mikor</text:p>
          </table:table-cell>
          <table:table-cell office:value-type="string" calcext:value-type="string">
            <text:p>from django.utils.timezone import now</text:p>
          </table:table-cell>
        </table:table-row>
        <table:table-row table:style-name="ro1">
          <table:table-cell/>
          <table:table-cell office:value-type="string" calcext:value-type="string">
            <text:p>turisztikailatvanyossagok → admin.py</text:p>
          </table:table-cell>
          <table:table-cell table:number-columns-repeated="11"/>
          <table:table-cell office:value-type="string" calcext:value-type="string">
            <text:p>models.DateTimeField(default = no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regisztrálni kell a modelleket</text:p>
          </table:table-cell>
          <table:table-cell table:number-columns-repeated="7"/>
          <table:table-cell office:value-type="string" calcext:value-type="string">
            <text:p>nyitvatartá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m .models import Orszag, Varos, Latvanyossag</text:p>
          </table:table-cell>
          <table:table-cell table:number-columns-repeated="7"/>
          <table:table-cell office:value-type="string" calcext:value-type="string">
            <text:p>kep_url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dmin.site.register(Orszag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dmin.site.register(Varos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dmin.site.register(Latvanyossag)</text:p>
          </table:table-cell>
          <table:table-cell table:number-columns-repeated="11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string" calcext:value-type="string">
            <text:p>py manage.py makemigration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y manage.py migrate</text:p>
          </table:table-cell>
          <table:table-cell table:number-columns-repeated="12"/>
        </table:table-row>
      </table:table>
      <table:table table:name="05 - urls" table:style-name="ta1">
        <table:table-column table:style-name="co1" table:number-columns-repeated="4" table:default-cell-style-name="Default"/>
        <table:table-row table:style-name="ro1" table:number-rows-repeated="19">
          <table:table-cell table:number-columns-repeated="4"/>
        </table:table-row>
        <table:table-row table:style-name="ro1">
          <table:table-cell/>
          <table:table-cell office:value-type="string" calcext:value-type="string">
            <text:p>config → url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from django.urls import include 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urlpatterns = [ 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path('', include ('turisztikailatvanyossagok.urls')),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urisztikailatvanyossagok → url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from . import views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Urlpatterns = [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path('', views.index, name="index")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/>
        </table:table-row>
      </table:table>
      <table:table table:name="06 - view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urisztikailatvanyossagok → views.p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om django.shortcuts import render, redir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m django.http import HttpResponse, HttpResponseRedir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m django.template import load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m .models import Orszag, Varos, Latvanyossag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rom .forms import OrszagForm, VarosForm </text:p>
          </table:table-cell>
        </table:table-row>
      </table:table>
      <table:table table:name="07 - template" table:style-name="ta1">
        <table:table-column table:style-name="co1" table:default-cell-style-name="Default"/>
        <table:table-row table:style-name="ro1">
          <table:table-cell/>
        </table:table-row>
      </table:table>
      <table:table table:name="08 - serializers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backend → turisztikai latvanyossagok → serializers.p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erializers.py</text:p>
          </table:table-cell>
          <table:table-cell office:value-type="string" calcext:value-type="string">
            <text:p>létre kell hozni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from rest_framework import serializer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from .models import Latvanyossa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class LatvanyossagSelializer(serializers.ModelSerializer):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2" office:value-type="string" calcext:value-type="string">
            <text:p>class Meta: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model = Latvanyossag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fields = "__all__"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backend → turisztikai latvanyossagok → urls.p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path('latvany', views.latvany, name="latvany"), 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backend → turisztikai latvanyossagok → views.p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@api_view(["GET"])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def latvany(request):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if request.method == "GET": 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allLatvany = Latvanyossag.objects.all().order_by("latvanyossagMegnevezes") 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serialized = LatvanyossagSelializer(allLatvany, many = True ) 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return Response(serialized.data)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0">0000.00.00</text:date>, <text:time style:data-style-name="N2" text:time-value="19:53:56.94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12:45:47.408000000</meta:creation-date>
    <meta:generator>LibreOffice/24.8.3.2$Windows_X86_64 LibreOffice_project/48a6bac9e7e268aeb4c3483fcf825c94556d9f92</meta:generator>
    <dc:date>2024-12-20T07:57:26.426000000</dc:date>
    <meta:editing-duration>P3DT22H17M10S</meta:editing-duration>
    <meta:editing-cycles>17</meta:editing-cycles>
    <meta:document-statistic meta:table-count="8" meta:cell-count="122" meta:object-count="0"/>
  </office:meta>
</office:document-meta>
</file>